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bf44" draw:textarea-horizontal-align="justify" draw:textarea-vertical-align="middle" draw:auto-grow-height="false" fo:min-height="1.75cm" fo:min-width="2.5cm"/>
    </style:style>
    <style:style style:name="gr2" style:family="graphic" style:parent-style-name="standard">
      <style:graphic-properties svg:stroke-color="#000000" draw:fill-color="#72bf44" draw:textarea-horizontal-align="justify" draw:textarea-vertical-align="middle" draw:auto-grow-height="false" fo:min-height="19.75cm" fo:min-width="1.5cm"/>
    </style:style>
    <style:style style:name="gr3" style:family="graphic" style:parent-style-name="standard">
      <style:graphic-properties svg:stroke-color="#000000" draw:fill-color="#72bf44" draw:textarea-horizontal-align="justify" draw:textarea-vertical-align="middle" draw:auto-grow-height="false" fo:min-height="9.75cm" fo:min-width="1.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72bf44" draw:textarea-horizontal-align="justify" draw:textarea-vertical-align="middle" draw:auto-grow-height="false" fo:min-height="1.75cm" fo:min-width="1.5cm"/>
    </style:style>
    <style:style style:name="gr6" style:family="graphic" style:parent-style-name="standard">
      <style:graphic-properties svg:stroke-color="#000000" draw:fill-color="#72bf44" draw:textarea-horizontal-align="justify" draw:textarea-vertical-align="middle" draw:auto-grow-height="false" fo:min-height="4.75cm" fo:min-width="1.5cm"/>
    </style:style>
    <style:style style:name="gr7" style:family="graphic" style:parent-style-name="standard">
      <style:graphic-properties svg:stroke-color="#000000" draw:fill-color="#72bf44" draw:textarea-horizontal-align="justify" draw:textarea-vertical-align="middle" draw:auto-grow-height="false" fo:min-height="7.75cm" fo:min-width="1.5cm"/>
    </style:style>
    <style:style style:name="P1" style:family="paragraph">
      <style:paragraph-properties fo:text-align="center"/>
    </style:style>
    <style:style style:name="P2" style:family="paragraph">
      <loext:graphic-properties draw:fill-color="#72bf44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3cm" svg:height="2cm" svg:x="22cm" svg:y="23cm">
          <text:p text:style-name="P1"><text:span text:style-name="T1">FIFO </text:span></text:p>
          <text:p text:style-name="P1"><text:span text:style-name="T1">[UDP]</text:span></text:p>
          <text:p text:style-name="P1"><text:span text:style-name="T1">8bit x 409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2cm" svg:x="22cm" svg:y="5cm">
          <text:p text:style-name="P1"><text:span text:style-name="T1">FIFO </text:span></text:p>
          <text:p text:style-name="P1"><text:span text:style-name="T1">[ARP]</text:span></text:p>
          <text:p text:style-name="P1"><text:span text:style-name="T1">8bit x 5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2cm" svg:x="22cm" svg:y="8cm">
          <text:p text:style-name="P1"><text:span text:style-name="T1">FIFO </text:span></text:p>
          <text:p text:style-name="P1"><text:span text:style-name="T1">[ICMP]</text:span></text:p>
          <text:p text:style-name="P1"><text:span text:style-name="T1">8bit x 5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2cm" svg:x="22cm" svg:y="20cm">
          <text:p text:style-name="P1"><text:span text:style-name="T1">FIFO </text:span></text:p>
          <text:p text:style-name="P1"><text:span text:style-name="T1">[UDP]</text:span></text:p>
          <text:p text:style-name="P1"><text:span text:style-name="T1">8bit x 409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0cm" svg:x="26cm" svg:y="5cm">
          <text:p text:style-name="P1"><text:span text:style-name="T1">TX </text:span></text:p>
          <text:p text:style-name="P1"><text:span text:style-name="T1">MAC 1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0cm" svg:x="19cm" svg:y="3cm">
          <text:p text:style-name="P1"><text:span text:style-name="T1">RX </text:span></text:p>
          <text:p text:style-name="P1"><text:span text:style-name="T1">MAC 1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5cm" svg:y1="21cm" svg:x2="26cm" svg:y2="21cm">
          <text:p/>
        </draw:line>
        <draw:line draw:style-name="gr4" draw:text-style-name="P3" draw:layer="layout" svg:x1="25cm" svg:y1="24cm" svg:x2="26cm" svg:y2="24cm">
          <text:p/>
        </draw:line>
        <draw:line draw:style-name="gr4" draw:text-style-name="P3" draw:layer="layout" svg:x1="25cm" svg:y1="6cm" svg:x2="26cm" svg:y2="6cm">
          <text:p/>
        </draw:line>
        <draw:line draw:style-name="gr4" draw:text-style-name="P3" draw:layer="layout" svg:x1="25cm" svg:y1="9cm" svg:x2="26cm" svg:y2="9cm">
          <text:p/>
        </draw:line>
        <draw:line draw:style-name="gr4" draw:text-style-name="P3" draw:layer="layout" svg:x1="21cm" svg:y1="6cm" svg:x2="22cm" svg:y2="6cm">
          <text:p/>
        </draw:line>
        <draw:line draw:style-name="gr4" draw:text-style-name="P3" draw:layer="layout" svg:x1="21cm" svg:y1="9cm" svg:x2="22cm" svg:y2="9cm">
          <text:p/>
        </draw:line>
        <draw:custom-shape draw:style-name="gr5" draw:text-style-name="P2" draw:layer="layout" svg:width="2cm" svg:height="2cm" svg:x="19cm" svg:y="23cm">
          <text:p text:style-name="P1"><text:span text:style-name="T1">AD760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2cm" svg:x="22cm" svg:y="14cm">
          <text:p text:style-name="P1"><text:span text:style-name="T1">FIFO </text:span></text:p>
          <text:p text:style-name="P1"><text:span text:style-name="T1">[ARP]</text:span></text:p>
          <text:p text:style-name="P1"><text:span text:style-name="T1">8bit x 512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5cm" svg:y1="15cm" svg:x2="26cm" svg:y2="15cm">
          <text:p/>
        </draw:line>
        <draw:custom-shape draw:style-name="gr6" draw:text-style-name="P2" draw:layer="layout" svg:width="2cm" svg:height="5cm" svg:x="12cm" svg:y="5cm">
          <text:p text:style-name="P1"><text:span text:style-name="T1">TX </text:span></text:p>
          <text:p text:style-name="P1"><text:span text:style-name="T1">MAC 2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cm" svg:height="8cm" svg:x="19cm" svg:y="14cm">
          <text:p text:style-name="P1"><text:span text:style-name="T1">RX </text:span></text:p>
          <text:p text:style-name="P1"><text:span text:style-name="T1">MAC 2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1cm" svg:y1="15cm" svg:x2="22cm" svg:y2="15cm">
          <text:p/>
        </draw:line>
        <draw:line draw:style-name="gr4" draw:text-style-name="P3" draw:layer="layout" svg:x1="21cm" svg:y1="21cm" svg:x2="22cm" svg:y2="21cm">
          <text:p/>
        </draw:line>
        <draw:custom-shape draw:style-name="gr1" draw:text-style-name="P2" draw:layer="layout" svg:width="3cm" svg:height="2cm" svg:x="22cm" svg:y="17cm">
          <text:p text:style-name="P1"><text:span text:style-name="T1">FIFO</text:span></text:p>
          <text:p text:style-name="P1"><text:span text:style-name="T1"><text:s/></text:span><text:span text:style-name="T1">[ICMP]</text:span></text:p>
          <text:p text:style-name="P1"><text:span text:style-name="T1">8bit x 512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5cm" svg:y1="18cm" svg:x2="26cm" svg:y2="18cm">
          <text:p/>
        </draw:line>
        <draw:line draw:style-name="gr4" draw:text-style-name="P3" draw:layer="layout" svg:x1="21cm" svg:y1="18cm" svg:x2="22cm" svg:y2="18cm">
          <text:p/>
        </draw:line>
        <draw:custom-shape draw:style-name="gr1" draw:text-style-name="P2" draw:layer="layout" svg:width="3cm" svg:height="2cm" svg:x="15cm" svg:y="5cm">
          <text:p text:style-name="P1"><text:span text:style-name="T1">FIFO </text:span></text:p>
          <text:p text:style-name="P1"><text:span text:style-name="T1">[ARP]</text:span></text:p>
          <text:p text:style-name="P1"><text:span text:style-name="T1">8bit x 5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2cm" svg:x="15cm" svg:y="8cm">
          <text:p text:style-name="P1"><text:span text:style-name="T1">FIFO </text:span></text:p>
          <text:p text:style-name="P1"><text:span text:style-name="T1">[ICMP]</text:span></text:p>
          <text:p text:style-name="P1"><text:span text:style-name="T1">8bit x 512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9cm" svg:y1="6cm" svg:x2="18cm" svg:y2="6cm">
          <text:p/>
        </draw:line>
        <draw:line draw:style-name="gr4" draw:text-style-name="P3" draw:layer="layout" svg:x1="19cm" svg:y1="9cm" svg:x2="18cm" svg:y2="9cm">
          <text:p/>
        </draw:line>
        <draw:line draw:style-name="gr4" draw:text-style-name="P3" draw:layer="layout" svg:x1="15cm" svg:y1="6cm" svg:x2="14cm" svg:y2="6cm">
          <text:p/>
        </draw:line>
        <draw:line draw:style-name="gr4" draw:text-style-name="P3" draw:layer="layout" svg:x1="15cm" svg:y1="9cm" svg:x2="14cm" svg:y2="9cm">
          <text:p/>
        </draw:line>
        <draw:line draw:style-name="gr4" draw:text-style-name="P3" draw:layer="layout" svg:x1="35cm" svg:y1="4cm" svg:x2="21cm" svg:y2="4cm">
          <text:p/>
        </draw:line>
        <draw:line draw:style-name="gr4" draw:text-style-name="P3" draw:layer="layout" svg:x1="28cm" svg:y1="15cm" svg:x2="35.1cm" svg:y2="15cm">
          <text:p/>
        </draw:line>
        <draw:line draw:style-name="gr4" draw:text-style-name="P3" draw:layer="layout" svg:x1="12cm" svg:y1="7.5cm" svg:x2="4cm" svg:y2="7.5cm">
          <text:p/>
        </draw:line>
        <draw:line draw:style-name="gr4" draw:text-style-name="P3" draw:layer="layout" svg:x1="4cm" svg:y1="18cm" svg:x2="19cm" svg:y2="18cm">
          <text:p/>
        </draw:line>
        <draw:line draw:style-name="gr4" draw:text-style-name="P3" draw:layer="layout" svg:x1="21cm" svg:y1="24cm" svg:x2="22cm" svg:y2="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3:16:49.721405908</meta:creation-date>
    <dc:date>2019-08-19T17:29:42.063704729</dc:date>
    <meta:editing-duration>P1DT5H45M37S</meta:editing-duration>
    <meta:editing-cycles>32</meta:editing-cycles>
    <meta:generator>LibreOffice/6.0.7.3$Linux_X86_64 LibreOffice_project/00m0$Build-3</meta:generator>
    <meta:document-statistic meta:object-count="33"/>
  </office:meta>
</office:document-meta>
</file>